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A30E2994FFE76C86D.png" manifest:media-type="image/png"/>
  <manifest:file-entry manifest:full-path="Pictures/1000020100000780000003DA4A552A10F2D07309.png" manifest:media-type="image/png"/>
  <manifest:file-entry manifest:full-path="Pictures/1000020100000708000007087F6496F0F745C469.png" manifest:media-type="image/png"/>
  <manifest:file-entry manifest:full-path="Pictures/1000020100000400000002A864F1B3D73729C68A.png" manifest:media-type="image/png"/>
  <manifest:file-entry manifest:full-path="Pictures/1000020100000400000004003FC59474E30A1695.png" manifest:media-type="image/png"/>
  <manifest:file-entry manifest:full-path="Pictures/1000020100000780000003DA5D66FAAF4411999D.png" manifest:media-type="image/png"/>
  <manifest:file-entry manifest:full-path="Pictures/1000020100000780000003DA9A148421D8B0C284.png" manifest:media-type="image/png"/>
  <manifest:file-entry manifest:full-path="Pictures/100002010000070800000708F32E3A3F0F64B3A1.png" manifest:media-type="image/png"/>
  <manifest:file-entry manifest:full-path="Pictures/1000000000000384000003848F27AE5102EAA5A0.jpg" manifest:media-type="image/jpeg"/>
  <manifest:file-entry manifest:full-path="Pictures/1000020100000780000003DA3347584164506D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2in, 1.2in, 0.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2in, 1.5in, 0.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73in" svg:y="-0.3299in" svg:width="3.4134in" svg:height="3.4134in" draw:z-index="1"><draw:image xlink:href="Pictures/1000020100000400000004003FC59474E30A1695.png" xlink:type="simple" xlink:show="embed" xlink:actuate="onLoad" loext:mime-type="image/png"/></draw:frame><draw:frame draw:style-name="fr1" draw:name="Image2" text:anchor-type="paragraph" svg:x="3.961in" svg:y="-0.2598in" svg:width="3.4134in" svg:height="2.2665in" draw:z-index="2"><draw:image xlink:href="Pictures/1000020100000400000002A864F1B3D73729C68A.png" xlink:type="simple" xlink:show="embed" xlink:actuate="onLoad" loext:mime-type="image/png"/></draw:frame></text:p>
      <text:p text:style-name="Standard"><draw:frame draw:style-name="fr1" draw:name="Image3" text:anchor-type="paragraph" svg:x="0.1563in" svg:y="2.7256in" svg:width="6.9252in" svg:height="3.5555in" draw:z-index="3"><draw:image xlink:href="Pictures/1000020100000780000003DA5D66FAAF4411999D.png" xlink:type="simple" xlink:show="embed" xlink:actuate="onLoad" loext:mime-type="image/png"/></draw:frame><draw:frame draw:style-name="fr1" draw:name="Image4" text:anchor-type="paragraph" svg:x="0.1563in" svg:y="6.1874in" svg:width="6.9252in" svg:height="3.5555in" draw:z-index="4"><draw:image xlink:href="Pictures/1000020100000780000003DA9A148421D8B0C2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0516in" svg:y="0in" svg:width="3in" svg:height="3in" draw:z-index="5"><draw:image xlink:href="Pictures/1000000000000384000003848F27AE5102EAA5A0.jpg" xlink:type="simple" xlink:show="embed" xlink:actuate="onLoad" loext:mime-type="image/jpeg"/></draw:frame><draw:frame draw:style-name="fr1" draw:name="Image6" text:anchor-type="paragraph" svg:x="0.1736in" svg:y="4.7744in" svg:width="6.9252in" svg:height="3.5555in" draw:z-index="6"><draw:image xlink:href="Pictures/1000020100000780000003DA3347584164506DCB.png" xlink:type="simple" xlink:show="embed" xlink:actuate="onLoad" loext:mime-type="image/png"/></draw:frame><draw:frame draw:style-name="fr2" draw:name="Image7" text:anchor-type="paragraph" svg:x="3.4661in" svg:y="-0.1972in" svg:width="3.9in" svg:height="4.8in" draw:z-index="0"><draw:image xlink:href="Pictures/1000020100000708000007087F6496F0F745C46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8" text:anchor-type="paragraph" svg:x="-0.1799in" svg:y="-0.5717in" svg:width="3.9in" svg:height="4.5in" draw:z-index="7"><draw:image xlink:href="Pictures/100002010000070800000708F32E3A3F0F64B3A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9" text:anchor-type="paragraph" svg:x="1.2728in" svg:y="2.8098in" svg:width="6.322in" svg:height="3.2457in" draw:z-index="8"><draw:image xlink:href="Pictures/1000020100000780000003DA4A552A10F2D07309.png" xlink:type="simple" xlink:show="embed" xlink:actuate="onLoad" loext:mime-type="image/png"/></draw:frame><draw:frame draw:style-name="fr1" draw:name="Image10" text:anchor-type="paragraph" svg:x="-0.0346in" svg:y="5.8902in" svg:width="6.9252in" svg:height="3.5555in" draw:z-index="9"><draw:image xlink:href="Pictures/1000020100000780000003DA30E2994FFE76C8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0" meta:object-count="0" meta:page-count="3" meta:paragraph-count="0" meta:word-count="0" meta:character-count="0" meta:non-whitespace-character-count="0"/>
  </office:meta>
</office:document-meta>
</file>